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8.096cm" fo:margin-left="1.254cm" table:align="left"/>
    </style:style>
    <style:style style:name="Tableau1.A" style:family="table-column">
      <style:table-column-properties style:column-width="8.096cm"/>
    </style:style>
    <style:style style:name="Tableau1.A1" style:family="table-cell">
      <style:table-cell-properties fo:padding="0.097cm" fo:border="none"/>
    </style:style>
    <style:style style:name="Tableau2" style:family="table">
      <style:table-properties style:width="7.197cm" fo:margin-left="1.307cm" fo:margin-right="8.497cm" table:align="margins"/>
    </style:style>
    <style:style style:name="Tableau2.A" style:family="table-column">
      <style:table-column-properties style:column-width="7.197cm" style:rel-column-width="65535*"/>
    </style:style>
    <style:style style:name="Tableau2.A1" style:family="table-cell">
      <style:table-cell-properties fo:padding="0.097cm" fo:border="none"/>
    </style:style>
    <style:style style:name="Tableau3" style:family="table">
      <style:table-properties style:width="7.514cm" fo:margin-left="1.307cm" table:align="left"/>
    </style:style>
    <style:style style:name="Tableau3.A" style:family="table-column">
      <style:table-column-properties style:column-width="7.514cm"/>
    </style:style>
    <style:style style:name="Tableau3.A1" style:family="table-cell">
      <style:table-cell-properties fo:padding="0.097cm" fo:border="none"/>
    </style:style>
    <style:style style:name="Tableau4" style:family="table">
      <style:table-properties style:width="2.011cm" fo:margin-left="1.281cm" table:align="left"/>
    </style:style>
    <style:style style:name="Tableau4.A" style:family="table-column">
      <style:table-column-properties style:column-width="2.011cm"/>
    </style:style>
    <style:style style:name="Tableau4.A1" style:family="table-cell">
      <style:table-cell-properties fo:padding="0.097cm" fo:border="none"/>
    </style:style>
    <style:style style:name="Tableau5" style:family="table">
      <style:table-properties style:width="6.006cm" fo:margin-left="1.307cm" table:align="left"/>
    </style:style>
    <style:style style:name="Tableau5.A" style:family="table-column">
      <style:table-column-properties style:column-width="6.006cm"/>
    </style:style>
    <style:style style:name="Tableau5.A1" style:family="table-cell">
      <style:table-cell-properties fo:padding="0.097cm" fo:border="none"/>
    </style:style>
    <style:style style:name="Tableau6" style:family="table">
      <style:table-properties style:width="4.577cm" fo:margin-left="1.307cm" table:align="left"/>
    </style:style>
    <style:style style:name="Tableau6.A" style:family="table-column">
      <style:table-column-properties style:column-width="4.577cm"/>
    </style:style>
    <style:style style:name="Tableau6.A1" style:family="table-cell">
      <style:table-cell-properties fo:padding="0.097cm" fo:border="none"/>
    </style:style>
    <style:style style:name="Tableau7" style:family="table">
      <style:table-properties style:width="8.202cm" fo:margin-left="1.307cm" table:align="left"/>
    </style:style>
    <style:style style:name="Tableau7.A" style:family="table-column">
      <style:table-column-properties style:column-width="8.202cm"/>
    </style:style>
    <style:style style:name="Tableau7.A1" style:family="table-cell">
      <style:table-cell-properties fo:padding="0.097cm" fo:border="none"/>
    </style:style>
    <style:style style:name="P1" style:family="paragraph" style:parent-style-name="Standard">
      <style:text-properties style:font-name="Ubuntu"/>
    </style:style>
    <style:style style:name="P2" style:family="paragraph" style:parent-style-name="Standard">
      <style:text-properties style:font-name="Ubuntu"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4" style:family="paragraph" style:parent-style-name="Standard">
      <style:text-properties style:font-name="Ubuntu" fo:font-size="16pt" style:text-underline-style="none" fo:font-weight="bold" style:font-size-asian="16pt" style:font-weight-asian="bold" style:font-size-complex="16pt" style:font-weight-complex="bold"/>
    </style:style>
    <style:style style:name="P5" style:family="paragraph" style:parent-style-name="Standard">
      <style:text-properties style:font-name="Ubuntu" fo:font-size="16pt" fo:font-style="normal" style:text-underline-style="none" fo:font-weight="bold" style:font-size-asian="16pt" style:font-style-asian="normal" style:font-weight-asian="bold" style:font-size-complex="16pt" style:font-style-complex="normal" style:font-weight-complex="bold"/>
    </style:style>
    <style:style style:name="P6" style:family="paragraph" style:parent-style-name="Standard">
      <style:text-properties style:font-name="Ubuntu" style:text-underline-style="solid" style:text-underline-width="auto" style:text-underline-color="font-color"/>
    </style:style>
    <style:style style:name="P7" style:family="paragraph" style:parent-style-name="Standard">
      <style:text-properties style:font-name="Ubuntu" style:text-underline-style="none"/>
    </style:style>
    <style:style style:name="P8" style:family="paragraph" style:parent-style-name="Standard">
      <style:text-properties style:font-name="Ubuntu"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style:text-underline-style="none" fo:font-weight="normal" style:font-size-asian="10.5pt" style:font-weight-asian="normal" style:font-size-complex="12pt" style:font-weight-complex="normal"/>
    </style:style>
    <style:style style:name="P10" style:family="paragraph" style:parent-style-name="Standard">
      <style:text-properties style:font-name="Ubuntu"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P13" style:family="paragraph" style:parent-style-name="Standard">
      <style:text-properties style:font-name="Ubuntu"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Ubuntu" fo:font-size="12pt" fo:font-weight="normal" style:font-size-asian="10.5pt" style:font-weight-asian="normal" style:font-size-complex="12pt" style:font-weight-complex="normal"/>
    </style:style>
    <style:style style:name="P15" style:family="paragraph" style:parent-style-name="Standard">
      <style:text-properties fo:font-size="16pt" style:font-size-asian="16pt" style:font-size-complex="16pt"/>
    </style:style>
    <style:style style:name="P16" style:family="paragraph" style:parent-style-name="Standard">
      <style:text-properties fo:font-size="16pt" style:text-underline-style="none" fo:font-weight="bold" style:font-size-asian="16pt" style:font-weight-asian="bold" style:font-size-complex="16pt" style:font-weight-complex="bold"/>
    </style:style>
    <style:style style:name="P17"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8" style:family="paragraph" style:parent-style-name="Standard">
      <style:text-properties style:text-underline-style="none"/>
    </style:style>
    <style:style style:name="P19" style:family="paragraph" style:parent-style-name="Standard">
      <style:paragraph-properties fo:text-align="start" style:justify-single-word="false"/>
      <style:text-properties style:text-underline-style="none"/>
    </style:style>
    <style:style style:name="P2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Ubuntu" fo:font-size="12pt" style:text-underline-style="none" fo:font-weight="normal" style:font-name-asian="Monospace" style:font-size-asian="10.5pt" style:font-weight-asian="normal" style:font-name-complex="Monospace" style:font-size-complex="12pt" style:font-weight-complex="normal"/>
    </style:style>
    <style:style style:name="P22" style:family="paragraph" style:parent-style-name="Standard">
      <style:paragraph-properties fo:background-color="#000000">
        <style:background-image/>
      </style:paragraph-properties>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background-color="#000000">
        <style:background-image/>
      </style:paragraph-properties>
      <style:text-properties fo:font-size="16pt" style:text-underline-style="none" fo:font-weight="bold" style:font-size-asian="16pt" style:font-weight-asian="bold" style:font-size-complex="16pt" style:font-weight-complex="bold"/>
    </style:style>
    <style:style style:name="P24" style:family="paragraph" style:parent-style-name="Standard">
      <style:paragraph-properties fo:background-color="#000000">
        <style:background-image/>
      </style:paragraph-properties>
      <style:text-properties fo:color="#ffffff"/>
    </style:style>
    <style:style style:name="P25" style:family="paragraph" style:parent-style-name="Standard">
      <style:paragraph-properties fo:background-color="#000000">
        <style:background-image/>
      </style:paragraph-properties>
      <style:text-properties fo:color="#ffffff"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background-color="#000000">
        <style:background-image/>
      </style:paragraph-properties>
      <style:text-properties fo:color="#ffffff" style:font-name="Ubuntu" fo:font-size="12pt" style:text-underline-style="none" fo:font-weight="normal" style:font-size-asian="10.5pt" style:font-weight-asian="normal" style:font-size-complex="12pt" style:font-weight-complex="normal"/>
    </style:style>
    <style:style style:name="P27" style:family="paragraph" style:parent-style-name="Standard">
      <style:paragraph-properties fo:background-color="#000000">
        <style:background-image/>
      </style:paragraph-properties>
      <style:text-properties fo:color="#ffffff" style:font-name="Ubuntu"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margin-left="0.009cm" fo:margin-right="-2.399cm" fo:text-indent="0cm" style:auto-text-indent="false" fo:background-color="#000000">
        <style:tab-stops>
          <style:tab-stop style:position="0cm"/>
        </style:tab-stops>
        <style:background-image/>
      </style:paragraph-properties>
      <style:text-properties fo:color="#ffffff" style:font-name="Ubuntu" fo:font-style="italic" style:text-underline-style="none" style:font-style-asian="italic" style:font-style-complex="italic"/>
    </style:style>
    <style:style style:name="P29" style:family="paragraph" style:parent-style-name="Standard">
      <style:paragraph-properties fo:text-align="center" style:justify-single-word="false" fo:break-before="page"/>
      <style:text-properties style:font-name="Ubuntu" fo:font-size="16pt" fo:font-weight="bold" style:font-size-asian="16pt" style:font-weight-asian="bold" style:font-size-complex="16pt" style:font-weight-complex="bold"/>
    </style:style>
    <style:style style:name="P30" style:family="paragraph" style:parent-style-name="Standard">
      <style:text-properties style:font-name="Ubuntu" fo:font-size="12pt" fo:font-style="normal" style:text-underline-style="none"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1">
      <style:text-properties style:font-name="Ubuntu" style:text-underline-style="solid" style:text-underline-width="auto" style:text-underline-color="font-color"/>
    </style:style>
    <style:style style:name="P32" style:family="paragraph" style:parent-style-name="Standard" style:list-style-name="L2">
      <style:text-properties style:font-name="Ubuntu" style:text-underline-style="solid" style:text-underline-width="auto" style:text-underline-color="font-color"/>
    </style:style>
    <style:style style:name="P33" style:family="paragraph" style:parent-style-name="Standard" style:list-style-name="L3">
      <style:text-properties style:font-name="Ubuntu" style:text-underline-style="solid" style:text-underline-width="auto" style:text-underline-color="font-color"/>
    </style:style>
    <style:style style:name="P34" style:family="paragraph" style:parent-style-name="Standard" style:list-style-name="L4">
      <style:text-properties style:font-name="Ubuntu" style:text-underline-style="solid" style:text-underline-width="auto" style:text-underline-color="font-color"/>
    </style:style>
    <style:style style:name="P35" style:family="paragraph" style:parent-style-name="Standard">
      <style:text-properties style:font-name="Ubuntu" style:text-underline-style="none"/>
    </style:style>
    <style:style style:name="P36" style:family="paragraph" style:parent-style-name="Standard" style:list-style-name="L6">
      <style:paragraph-properties fo:text-align="start" style:justify-single-word="false"/>
      <style:text-properties fo:color="#000000" style:text-underline-style="solid" style:text-underline-width="auto" style:text-underline-color="font-color" fo:background-color="#ffff00"/>
    </style:style>
    <style:style style:name="P37" style:family="paragraph" style:parent-style-name="Standard" style:list-style-name="L7">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P38" style:family="paragraph" style:parent-style-name="Standard" style:list-style-name="L8">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fo:color="#000000" style:font-name="Ubuntu" fo:font-size="12pt" style:text-underline-style="solid" style:text-underline-width="auto" style:text-underline-color="font-color" fo:font-weight="normal" fo:background-color="#ffff00" style:font-size-asian="10.5pt" style:font-weight-asian="normal" style:font-size-complex="12pt" style:font-weight-complex="normal"/>
    </style:style>
    <style:style style:name="T1" style:family="text">
      <style:text-properties style:font-name="Ubuntu"/>
    </style:style>
    <style:style style:name="T2" style:family="text">
      <style:text-properties style:font-name="Ubuntu" fo:font-size="12pt" fo:font-weight="normal" style:font-size-asian="10.5pt" style:font-weight-asian="normal" style:font-size-complex="12pt" style:font-weight-complex="normal"/>
    </style:style>
    <style:style style:name="T3" style:family="text">
      <style:text-properties style:font-name="Ubuntu" fo:font-size="12pt" style:text-underline-style="none" fo:font-weight="normal" style:font-size-asian="10.5pt" style:font-weight-asian="normal" style:font-size-complex="12pt" style:font-weight-complex="normal"/>
    </style:style>
    <style:style style:name="T4" style:family="text">
      <style:text-properties style:font-name="Ubuntu" fo:font-size="12pt" style:text-underline-style="solid" style:text-underline-width="auto" style:text-underline-color="font-color" fo:font-weight="normal" style:font-size-asian="10.5pt" style:font-weight-asian="normal" style:font-size-complex="12pt" style:font-weight-complex="normal"/>
    </style:style>
    <style:style style:name="T5" style:family="text">
      <style:text-properties style:font-name="Ubuntu" fo:font-size="12pt" fo:font-style="italic" fo:font-weight="normal" style:font-size-asian="10.5pt" style:font-style-asian="italic" style:font-weight-asian="normal" style:font-size-complex="12pt" style:font-style-complex="italic" style:font-weight-complex="normal"/>
    </style:style>
    <style:style style:name="T6" style:family="text">
      <style:text-properties style:font-name="Ubuntu" fo:font-size="12pt" fo:font-style="italic" style:font-size-asian="10.5pt" style:font-style-asian="italic" style:font-size-complex="12pt" style:font-style-complex="italic"/>
    </style:style>
    <style:style style:name="T7" style:family="text">
      <style:text-properties style:font-name="Ubuntu" fo:font-size="12pt" style:font-size-asian="10.5pt" style:font-size-complex="12pt"/>
    </style:style>
    <style:style style:name="T8" style:family="text">
      <style:text-properties style:font-name="Ubuntu" fo:font-style="italic" style:font-style-asian="italic" style:font-style-complex="italic"/>
    </style:style>
    <style:style style:name="T9" style:family="text">
      <style:text-properties style:font-name="Ubuntu" fo:font-style="italic" fo:font-weight="bold" style:font-style-asian="italic" style:font-weight-asian="bold" style:font-style-complex="italic" style:font-weight-complex="bold"/>
    </style:style>
    <style:style style:name="T10" style:family="text">
      <style:text-properties style:font-name="Ubuntu" fo:font-weight="bold" style:font-weight-asian="bold" style:font-weight-complex="bold"/>
    </style:style>
    <style:style style:name="T11" style:family="text">
      <style:text-properties fo:color="#000000" style:font-name="Monospace" style:font-name-asian="Monospace" style:font-name-complex="Monospace"/>
    </style:style>
    <style:style style:name="T12" style:family="text">
      <style:text-properties style:use-window-font-color="true" style:font-name="Ubuntu" fo:font-size="12pt" style:text-underline-style="none" fo:font-weight="normal" style:font-name-asian="Monospace" style:font-size-asian="10.5pt" style:font-weight-asian="normal" style:font-name-complex="Monospace" style:font-size-complex="12pt" style:font-weight-complex="normal"/>
    </style:style>
    <style:style style:name="T13" style:family="text">
      <style:text-properties fo:color="#3f7f5f" style:font-name="Monospace" fo:font-size="10pt" fo:font-weight="normal" style:font-name-asian="Monospace" style:font-size-asian="10pt" style:font-weight-asian="normal" style:font-name-complex="Monospace" style:font-size-complex="10pt" style:font-weight-complex="normal"/>
    </style:style>
    <style:style style:name="T14" style:family="text">
      <style:text-properties fo:color="#3f7f5f" style:font-name="Monospace" fo:font-size="10pt" style:text-underline-style="solid" style:text-underline-width="auto" style:text-underline-color="font-color" fo:font-weight="normal" style:font-name-asian="Monospace" style:font-size-asian="10pt" style:font-weight-asian="normal" style:font-name-complex="Monospace" style:font-size-complex="10pt" style:font-weight-complex="normal"/>
    </style:style>
    <style:style style:name="T15" style:family="text">
      <style:text-properties fo:color="#3f7f5f" style:font-name="Monospace" style:font-name-asian="Monospace" style:font-name-complex="Monospace"/>
    </style:style>
    <style:style style:name="T16" style:family="text">
      <style:text-properties fo:color="#ffffff" style:font-name="Ubuntu" fo:font-size="12pt" fo:font-weight="normal" style:font-size-asian="10.5pt" style:font-weight-asian="normal" style:font-size-complex="12pt" style:font-weight-complex="normal"/>
    </style:style>
    <style:style style:name="T17" style:family="text">
      <style:text-properties fo:color="#ffffff" style:font-name="Ubuntu" fo:font-size="12pt" fo:font-weight="normal" fo:background-color="#000000"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P2 : Du simulateur à la réalité !</text:p>
      <text:p text:style-name="Standard"/>
      <text:p text:style-name="P2">Introduction :</text:p>
      <text:p text:style-name="P1"><text:tab/>Maintenant que vous savez manipuler les boucles et les variables, nous allons nous servir d'un cas concret pour travailler l'appel de fonctions.</text:p>
      <text:p text:style-name="P1"><text:tab/>Vous avez sûrement remarqué qu'au club robot, on manipule des robots ! Et bien en info, pour préparer les programmes avant la création physique dudit robot, nous avons développé un simulateur reproduisant les différentes cartes du robot, le terrain de jeu, la physique des obstacles …</text:p>
      <text:p text:style-name="P1">Ainsi, un programme fonctionnant sur le simulateur va aussi fonctionner sur le robot quand il sera terminé !</text:p>
      <text:p text:style-name="P1"/>
      <text:p text:style-name="P2">1. Lancer le simulateur</text:p>
      <text:p text:style-name="Standard"><text:tab/><text:span text:style-name="T1">Alors bon, le blabla c'est bien beau mais comment faire pour lancer ce simulateur ?! Et bien nous allons le voir tout de suite. Je vous conseille toutefois d'aller jeter un coup d’œil à l'annexe : commandes de base du terminal ça peut toujours servir... :)</text:span></text:p>
      <text:p text:style-name="P1"><text:tab/>Après ce coup d’œil rapide, nous allons lancer le simulateur.</text:p>
      <text:p text:style-name="P1"/>
      <text:p text:style-name="P6">Consignes : </text:p>
      <text:p text:style-name="P18"><text:span text:style-name="T1"><text:tab/>Ouvrez le terminal. Allez dans le dossier : </text:span><text:span text:style-name="T8"> </text:span><text:span text:style-name="T9">roboinsat/info/simulateur/simu2012/</text:span><text:span text:style-name="T8"> </text:span></text:p>
      <text:p text:style-name="P7"><text:tab/>Exécutez la commande d'ouverture du simulateur en respectant cette syntaxe : </text:p>
      <table:table table:name="Tableau1" table:style-name="Tableau1">
        <table:table-column table:style-name="Tableau1.A"/>
        <table:table-row>
          <table:table-cell table:style-name="Tableau1.A1" office:value-type="string">
            <text:p text:style-name="P28">./simulateur2012 TCPIP:1234 TCPIP:1235 </text:p>
          </table:table-cell>
        </table:table-row>
      </table:table>
      <text:p text:style-name="P7"><text:tab/>Le simulateur doit être ouvert, nous allons voir comment déplacer les robots.</text:p>
      <text:p text:style-name="P7"/>
      <text:p text:style-name="P6">Remarque : </text:p>
      <text:p text:style-name="P7"><text:tab/>Certains curieux vont se demander ce que sont ces TCPIP blabla. En fait le simulateur utilise le protocole TCPIP (le même que pour se connecter à internet) pour faire communiquer les cartes électroniques simulées entre elles et avec le programme qu'on va lui demander d'exécuter. Le numéro après le TCPIP est le numéro de port qu'on demande au simulateur d'ouvrir, ça aurait pu être très bien 5555 ou 9999 mais bon 1234 c'est beaucoup plus joli ^^.</text:p>
      <text:p text:style-name="P7"><text:tab/>Enfin on met un deuxième port ouvert pour pouvoir faire fonctionner deux robots sur le même simulateur et ainsi simuler des matchs.</text:p>
      <text:p text:style-name="P7"/>
      <text:p text:style-name="P4">2. Implanter un programme dans le simulateur.</text:p>
      <text:p text:style-name="P16"><text:span text:style-name="T1"><text:tab/></text:span><text:span text:style-name="T2">Nous allons commencer par implanter un programme tout fait, puis nous créerons notre propre programme, sinon c'est pas marrant ;)</text:span></text:p>
      <text:p text:style-name="P8"/>
      <text:p text:style-name="P10">Consignes :</text:p>
      <text:p text:style-name="P17"><text:span text:style-name="T2"><text:tab/>Ouvrez un deuxième terminal (ou un deuxième onglet avec CONTROL+MAJ+'T'). Allez dans le répertoire </text:span><text:span text:style-name="T6">roboinsat/info/robot/2012/Hyperion/IA/</text:span><text:span text:style-name="T2"> .</text:span></text:p>
      <text:p text:style-name="P11"><text:tab/>Lancez la commande suivante :<text:tab/></text:p>
      <table:table table:name="Tableau2" table:style-name="Tableau2">
        <table:table-column table:style-name="Tableau2.A"/>
        <table:table-row>
          <table:table-cell table:style-name="Tableau2.A1" office:value-type="string">
            <text:p text:style-name="P25"><text:s/>./IAdesBoss LOCAL 1234</text:p>
          </table:table-cell>
        </table:table-row>
      </table:table>
      <text:p text:style-name="P11">A la demande pour la tirette, faites « entrée » dans le simulateur. <text:tab/></text:p>
      <text:p text:style-name="P11">Regardez maintenant le terminal =&gt; un des deux robots commence à bouger et faire des actions.</text:p>
      <text:p text:style-name="P11"/>
      <text:p text:style-name="P10">Remarques : </text:p>
      <text:p text:style-name="P11"><text:tab/>La même remarque que précédemment, pourquoi le LOCAL 1234 ? Tout <text:soft-page-break/>simplement on ne va pas chercher une implantation sur une autre machine donc l'adresse ip est LOCAL (ou 127.0.0.1 pour les intimes) et le port de connexion au simulateur est 1235 (ça aurait été un autre port si vous en aviez ouvert un autre).</text:p>
      <text:p text:style-name="P17"/>
      <text:p text:style-name="P5">3. Un petit utilitaire bien pratique</text:p>
      <text:p text:style-name="P17"><text:span text:style-name="T1"><text:tab/></text:span><text:span text:style-name="T2">Nous avons développé l'année dernière un petit utilitaire en Python (langage de programmation) permettant d'accéder aux commandes mécaniques du robot « à la main ».</text:span></text:p>
      <text:p text:style-name="P11"><text:tab/>Il va vous servir à déplacer le robot dans le simulateur pour récupérer les coordonnées des points auxquels vous voudrez l'amener (avec une fonction que nous verrons plus tard).</text:p>
      <text:p text:style-name="P17"><text:span text:style-name="T2"><text:tab/>Bon, il faut le lancer hein ^^. Lancez le simulateur puis ouvrez un autre onglet dans le terminal et allez dans le dossier : </text:span><text:span text:style-name="T6">roboinsat/info/robot/2012/Hyperion/python/</text:span><text:span text:style-name="T2"> . <text:tab/>Exécutez la commande suivante : <text:tab/></text:span></text:p>
      <table:table table:name="Tableau3" table:style-name="Tableau3">
        <table:table-column table:style-name="Tableau3.A"/>
        <table:table-row>
          <table:table-cell table:style-name="Tableau3.A1" office:value-type="string">
            <text:p text:style-name="P22"><text:span text:style-name="T2"> </text:span><text:span text:style-name="T16">./interface_debug_2012.py LOCAL</text:span></text:p>
          </table:table-cell>
        </table:table-row>
      </table:table>
      <text:p text:style-name="P11"> <text:tab/>Une jolie fenêtre devrait s'ouvrir. Si vous cliquez sur les touches fléchées de la fenêtre, un des deux robots doit avancer ou reculer.</text:p>
      <text:p text:style-name="P17"><text:span text:style-name="T2"><text:tab/></text:span><text:span text:style-name="T4">Remarque : </text:span></text:p>
      <text:p text:style-name="P11"><text:tab/>On peut aussi faire avancer ou reculer le robot avec les touches fléchées du clavier, c'est plus pratique...</text:p>
      <text:p text:style-name="P11"/>
      <text:p text:style-name="P5">4. A vous de jouer !</text:p>
      <text:p text:style-name="P1"><text:tab/>Ça paraît tellement simple comme ça de voir le robot fonctionner tout seul, avancer sur le simulateur.... Mais bon il y a un peu de programmation derrière tout de même. Je vais essayer de vous donner les bases pour que vous puissiez faire aussi bien (voire même mieux !) que le programme que vous venez d'exécuter.</text:p>
      <text:p text:style-name="Standard"><text:span text:style-name="T1"><text:tab/>Il faut quand même que je vous explique certaines choses pour ne pas que vous soyez perdus. Ouvrez donc le programme : </text:span><text:span text:style-name="T10">IA_app.cpp</text:span><text:span text:style-name="T1"> situé dans </text:span><text:span text:style-name="T9"> roboinsat/info/robot/2012/Hyperion/tp_app/ </text:span></text:p>
      <text:p text:style-name="P1"/>
      <text:p text:style-name="P1"><text:tab/>Oui, je connais déjà votre première réaction : o_O. Mais bon ne vous inquiétez pas c'est normal. Beaucoup de lignes concernent des concepts assez compliqués du langage C++ et vous n'aurez pas à les maîtriser, même d'ici la fin de l'année. Contentez vous de retenir ceci : ces lignes sont indispensables pour que le programme fonctionne (sur simu comme en réalité), elles permettent de faire démarrer toutes les cartes du robot et de demander au PC de lancer l'IA (Intelligence Artificielle) contenue dans la fonction « exécuter ».</text:p>
      <text:p text:style-name="Standard"><text:span text:style-name="T1"><text:tab/>Toutes vos lignes de code seront donc maintenant dans la fonction «</text:span><text:span text:style-name="T8"> exécuter </text:span><text:span text:style-name="T1">» et non plus dans la fonction main.</text:span></text:p>
      <text:p text:style-name="P1"/>
      <text:p text:style-name="P1"><text:tab/>Il faut savoir qu'il y a un nombre ENORME de fonctions différentes pouvant être utilisées sur le robot. Mais pour commencer je vais vous donner les plus faciles d'utilisation, qui vous serviront pour ce TP (/!\ Aux majuscules et minuscules!).</text:p>
      <text:p text:style-name="P1"/>
      <text:list xml:id="list200103981" text:style-name="L1">
        <text:list-item>
          <text:p text:style-name="P31">AllerABloquant ( pos_x, pos_y, SENS_DAVANCE) :</text:p>
        </text:list-item>
      </text:list>
      <text:p text:style-name="P18"><text:span text:style-name="T1"><text:tab/>Cette fonction permet d'amener le robot à une position précise sur la table de jeu en évitant l'adversaire. Les coordonnées sont celles indiquées sur le simulateur que vous pouvez retrouver en baladant le robot avec le script python. Il y a deux sens d'avance possibles : « </text:span><text:span text:style-name="T8">SENS_AVANT</text:span><text:span text:style-name="T1"> » et « </text:span><text:span text:style-name="T8">SENS_ARRIERE </text:span><text:span text:style-name="T1">» (ça alors ?:D)</text:span></text:p>
      <text:p text:style-name="P7"/>
      <text:list xml:id="list193205173" text:style-name="L2">
        <text:list-item>
          <text:p text:style-name="P32"><text:soft-page-break/>OuvrirBas() :</text:p>
        </text:list-item>
      </text:list>
      <text:p text:style-name="P18"><text:span text:style-name="T1"><text:tab/>Cette fonction permet d'ouvrir les pinces du bas du robot. </text:span></text:p>
      <text:p text:style-name="P7"/>
      <text:list xml:id="list573515910" text:style-name="L3">
        <text:list-item>
          <text:p text:style-name="P33">FermerBas() :</text:p>
        </text:list-item>
      </text:list>
      <text:p text:style-name="P7"><text:tab/>Euh ya besoin d'une description la ? :)</text:p>
      <text:p text:style-name="P7"/>
      <text:list xml:id="list590986311" text:style-name="L4">
        <text:list-item>
          <text:p text:style-name="P34">robot-&gt;GetCarteDeplacement()-&gt;Avancer(avance_en_mm) :</text:p>
        </text:list-item>
      </text:list>
      <text:p text:style-name="P7"><text:tab/>Cette fonction permet de faire avancer le robot d'un certain nombre de mm en avant (nombre positif) ou en arrière (nombre négatif). Elle peut être utile mais à éviter en match car elle ne gère pas l'adversaire (elle lui fonce dedans s'il est devant/derrière...).</text:p>
      <text:p text:style-name="P7"/>
      <text:p text:style-name="P7"/>
      <text:p text:style-name="P7"><text:tab/>Avec ces quelques fonctions vous avez normalement de quoi vous amuser un bon moment !</text:p>
      <text:p text:style-name="P7"/>
      <text:p text:style-name="P7"><text:tab/>A vous maintenant !</text:p>
      <text:p text:style-name="P7"/>
      <text:p text:style-name="P6">Consignes : </text:p>
      <text:p text:style-name="P7"><text:tab/>Faites déplacer le robot sur la table de jeu. Une fois que vous maîtriserez les déplacements, faites « manger » des CD au robot. Une fois que vous avez mangé 5 CD, allez les déposer dans la zone de départ. Vous ne devez pas toucher les totems.</text:p>
      <text:p text:style-name="P7"/>
      <text:p text:style-name="P6">Remarque : </text:p>
      <text:p text:style-name="P7"><text:tab/>Pour compiler votre programme avant de le mettre dans le simulateur, mettez vous dans son dossier et tapez :<text:tab/> </text:p>
      <table:table table:name="Tableau4" table:style-name="Tableau4">
        <table:table-column table:style-name="Tableau4.A"/>
        <table:table-row>
          <table:table-cell table:style-name="Tableau4.A1" office:value-type="string">
            <text:p text:style-name="P27">scons -j2 </text:p>
          </table:table-cell>
        </table:table-row>
      </table:table>
      <text:p text:style-name="P7"><text:tab/>Les erreurs seront affichées à ce moment là s'il y en a. Appelez nous, on essayera de vous dépanner ^^.</text:p>
      <text:p text:style-name="P7"><text:tab/>/!\ Laissez toujours une marge de minimum 100 avec le bord dans vos déplacements histoire que le robot (en réalité) aille pas manger les murs /!\</text:p>
      <text:p text:style-name="P7"/>
      <text:p text:style-name="P4">5. On peut implanter le programme dans le vrai robot ?</text:p>
      <text:p text:style-name="P16"><text:span text:style-name="T1"><text:tab/></text:span><text:span text:style-name="T2">J'ai une bonne <text:s/>nouvelle ! La réponse à cette question est positive !! Vous êtes motivés alors ? Accrochez vous ça ne va pas être de tout repos ^^.</text:span></text:p>
      <text:p text:style-name="P8"><text:tab/><text:tab/></text:p>
      <text:p text:style-name="P16"><text:span text:style-name="T2"><text:tab/></text:span><text:span text:style-name="T4">A) La méthode sans EPIA</text:span></text:p>
      <text:p text:style-name="P12"/>
      <text:p text:style-name="P16"><text:span text:style-name="T2">Avant de vous présenter cette méthode, il faut sûrement que je vous explique ce qu'est </text:span><text:span text:style-name="T2">l'EPIA. L'EPIA est un micro-ordinateur (je dirais même une carte électronique) que l'on met dans le robot et qui va permettre de jouer le rôle d'un vrai PC embarqué dans le robot. Ce PC fonctionne sous un Linux allégé mais n'ayant pas de disque dur interne, il faut le faire démarrer sur clé usb.</text:span></text:p>
      <text:p text:style-name="P8"><text:tab/>Après il y a toutes les fonctions d'un vrai PC : on peut brancher un écran, une souris, etc...</text:p>
      <text:p text:style-name="P8"/>
      <text:p text:style-name="P8"><text:tab/>Alors revenons au vif du sujet. La méthode la plus simple pour lancer votre programme sur le robot est de connecter le robot au PC que vous avez devant les yeux grâce à un câble USB. Le seul inconvénient est que le câble va rester accroché au robot pendant toute la durée de l'exécution de votre programme (mais bon ce n'est pas grave on a de longs câbles xD).</text:p>
      <text:p text:style-name="P8"><text:soft-page-break/></text:p>
      <text:p text:style-name="P12">Consignes :</text:p>
      <text:p text:style-name="P8"><text:tab/>Appelez une des personnes disponibles avant de faire la manœuvre (c'est plus sur...). Branchez le câble USB entre le robot et votre PC (le branchement se situe sur le haut du robot).</text:p>
      <text:p text:style-name="P8"><text:tab/>Une fois les deux branchés, assurez vous que le curseur sur le robot est en position 'USB' (au besoin demandez) et allumez le robot (n'ayez pas peur, il ne mort pas...).</text:p>
      <text:p text:style-name="P16"><text:span text:style-name="T2"><text:tab/>Sur le PC, ouvrez un terminal et allez dans le dossier ou se trouve votre programme compilé (c'est à dire </text:span><text:span text:style-name="T6"> roboinsat/info/robot/2012/Hyperion/tp_app/ </text:span><text:span text:style-name="T2">).</text:span></text:p>
      <text:p text:style-name="P8"><text:tab/>Maintenant lancez la commande suivante : <text:tab/></text:p>
      <table:table table:name="Tableau5" table:style-name="Tableau5">
        <table:table-column table:style-name="Tableau5.A"/>
        <table:table-row>
          <table:table-cell table:style-name="Tableau5.A1" office:value-type="string">
            <text:p text:style-name="P23"><text:span text:style-name="T2">.</text:span><text:span text:style-name="T16">/IA_APP RS232 /dev/ttyUSB0 </text:span></text:p>
          </table:table-cell>
        </table:table-row>
      </table:table>
      <text:p text:style-name="P8"><text:tab/>Utilisez l'auto-complexion (tab) quand vous en êtes à U, il faut que ça complète automatiquement, sinon demandez de l'aide (bugs plus ou moins aléatoires).</text:p>
      <text:p text:style-name="P8"/>
      <text:p text:style-name="P8"><text:tab/>Normalement, le robot doit commencer à bouger et vous devez voir des lignes s'inscrire sur votre terminal. Si c'est le cas, attendez que le robot ait fini de se recaler puis tirez le tirette, et le robot va exécuter votre programme ! C'est pas beau ? ;)</text:p>
      <text:p text:style-name="P8"/>
      <text:p text:style-name="P16"><text:span text:style-name="T2"><text:tab/>B) </text:span><text:span text:style-name="T4">La méthode avec EPIA</text:span></text:p>
      <text:p text:style-name="P12"/>
      <text:p text:style-name="P8">Tant qu'on y est, autant voir les deux méthodes, on sera calés comme ça !</text:p>
      <text:p text:style-name="P8">S'il n'y a personne avec vous, demandez l'aide de quelqu'un. Allumez l'EPIA et branchez un câble Ethernet entre votre PC et l'EPIA.</text:p>
      <text:p text:style-name="P8"><text:tab/>Maintenant il va falloir se connecter en SSH sur l'EPIA, pour cela lancez la commande suivante : <text:tab/> </text:p>
      <table:table table:name="Tableau6" table:style-name="Tableau6">
        <table:table-column table:style-name="Tableau6.A"/>
        <table:table-row>
          <table:table-cell table:style-name="Tableau6.A1" office:value-type="string">
            <text:p text:style-name="P26">ssh robot@10.30.5.42 </text:p>
          </table:table-cell>
        </table:table-row>
      </table:table>
      <text:p text:style-name="P16"><text:span text:style-name="T2"><text:tab/>On va vous demander un mot de passe, mettez «</text:span><text:span text:style-name="T7"> robot </text:span><text:span text:style-name="T2">» en minuscules. Vous êtes maintenant connecté sur l'EPIA. Vous pouvez faire «</text:span><text:span text:style-name="T5"> ls </text:span><text:span text:style-name="T2">» pour voir les fichiers qu'il y a déjà dessus...</text:span></text:p>
      <text:p text:style-name="P8"><text:tab/></text:p>
      <text:p text:style-name="P8"><text:tab/>Il va falloir transférer votre programme sur l'EPIA, utilisez la fonction suivante : </text:p>
      <table:table table:name="Tableau7" table:style-name="Tableau7">
        <table:table-column table:style-name="Tableau7.A"/>
        <table:table-row>
          <table:table-cell table:style-name="Tableau7.A1" office:value-type="string">
            <text:p text:style-name="P24"><text:span text:style-name="T3">scp mon_executable </text:span><text:span text:style-name="T2">robot@10.30.05.42: </text:span></text:p>
          </table:table-cell>
        </table:table-row>
      </table:table>
      <text:p text:style-name="P13"><text:tab/>ATTENTION : ne pas oublier le « : » à la fin !!</text:p>
      <text:p text:style-name="P13"><text:tab/>Si le transfert se déroule normalement votre programme est sur l'EPIA.</text:p>
      <text:p text:style-name="P13"/>
      <text:p text:style-name="P13"><text:tab/>Allez, on touche au but ! Il ne reste plus qu'à lancer le programme sur l'EPIA. </text:p>
      <text:p text:style-name="Standard"><text:span text:style-name="T2">Démarrez le robot et mettant le curseur (du haut du robot) sur 'EPIA'. Allez sur le «</text:span><text:span text:style-name="T5"> HOME </text:span><text:span text:style-name="T2">» de l'EPIA (ssh blabla) et exécutez le programme qui vous concerne. Le robot </text:span><text:span text:style-name="T2">devrait bouger...</text:span></text:p>
      <text:p text:style-name="P13"><text:tab/>Une fois qu'il bouge, attendez qu'il ait fini de se recaler au départ et déconnectez le câble Ethernet entre le PC et l'EPIA. Vous n'avez plus qu'à tirer la tirette et le robot exécute votre programme, sans câble !!</text:p>
      <text:p text:style-name="P13"><text:tab/>MAGIQUE :)</text:p>
      <text:p text:style-name="P13"><text:tab/></text:p>
      <text:p text:style-name="P8"/>
      <text:p text:style-name="P29">Annexe 1 : commandes de base du terminal</text:p>
      <text:p text:style-name="P3"/>
      <text:p text:style-name="P14">Sous Linux, et plus particulièrement en programmation, vous aurez souvent besoin d'utiliser le terminal. Sous Windows, le terminal est aussi appelé « invité de commandes » mais dans tous les cas il faut savoir que le terminal est l'ancêtre des systèmes d'exploitation actuels. En gros, le terminal est un système d'exploitation sans fenêtres graphiques.</text:p>
      <text:p text:style-name="P14"/>
      <text:p text:style-name="P14">Il y a quelques commandes de base à savoir taper dans le terminal. Vous pourrez retrouver toutes les autres commandes en tapant « help » dans le terminal ou en allant sur le web (mots clé : commandes shell).</text:p>
      <text:p text:style-name="P14"/>
      <text:p text:style-name="P14">Une fois tapé, la commande doit être validée en tapant sur espace. Pour vous simplifier la vie, l'auto-complexion des mots se fait grâce à la touche « tab ».</text:p>
      <text:p text:style-name="P14">Il faut savoir que par défaut le terminal se place dans le dossier «HOME » ou « Dossier Personnel ».</text:p>
      <text:p text:style-name="P14"/>
      <text:p text:style-name="P14">Entrons dans le vif du sujet :</text:p>
      <text:list xml:id="list87901599" text:style-name="L6">
        <text:list-item>
          <text:p text:style-name="P36"><text:span text:style-name="T2">cd (change directory) :</text:span><text:span text:style-name="T2"> </text:span></text:p>
        </text:list-item>
      </text:list>
      <text:p text:style-name="P19"><text:span text:style-name="T2"><text:tab/>Cette commande permet de changer de répertoire, la syntaxe d'utilisation est la suivante : « </text:span><text:span text:style-name="T17">cd nom_du_repertoire/</text:span><text:span text:style-name="T2"> ». Pour un répertoire situé avant le répertoire courant on utilise « </text:span><text:span text:style-name="T17">cd ../</text:span><text:span text:style-name="T2">».</text:span></text:p>
      <text:p text:style-name="P19"><text:span text:style-name="T2"><text:tab/>Pour revenir au répertoire « HOME » tapez seulement «</text:span><text:span text:style-name="T17"> cd </text:span><text:span text:style-name="T2">»</text:span></text:p>
      <text:p text:style-name="P9"/>
      <text:list xml:id="list2055380357" text:style-name="L7">
        <text:list-item>
          <text:p text:style-name="P37">ls (list) :</text:p>
        </text:list-item>
      </text:list>
      <text:p text:style-name="P19"><text:span text:style-name="T2"><text:tab/>Liste les fichiers présents dans le répertoire courant : «</text:span><text:span text:style-name="T17"> ls </text:span><text:span text:style-name="T2">».</text:span></text:p>
      <text:p text:style-name="P9"/>
      <text:list xml:id="list1259564863" text:style-name="L8">
        <text:list-item>
          <text:p text:style-name="P38">./ (exécuter) :</text:p>
        </text:list-item>
      </text:list>
      <text:p text:style-name="P19"><text:span text:style-name="T2"><text:tab/>Pour exécuter un fichier exécutable, faites simplement : <text:s/>« </text:span><text:span text:style-name="T17">./executable </text:span><text:span text:style-name="T2">».</text:span></text:p>
      <text:p text:style-name="P9"/>
      <text:list xml:id="list1767706568" text:style-name="L9">
        <text:list-item>
          <text:p text:style-name="P39">cp (copier) :</text:p>
        </text:list-item>
      </text:list>
      <text:p text:style-name="P19"><text:span text:style-name="T2"><text:tab/>Pour copier un fichier d'un répertoire à un autre : « </text:span><text:span text:style-name="T17">cp mon_fichier le_repertoire_de_destination</text:span><text:span text:style-name="T2"> ».</text:span></text:p>
      <text:p text:style-name="P9"/>
      <text:list xml:id="list1250390152" text:style-name="L10">
        <text:list-item>
          <text:p text:style-name="P40">mv (move) :</text:p>
        </text:list-item>
      </text:list>
      <text:p text:style-name="P19"><text:span text:style-name="T2"><text:tab/>Pour déplacer un fichier (équivalent du couper/coller) : «</text:span><text:span text:style-name="T17"> mv mon_fichier repertoire_de_destination</text:span><text:span text:style-name="T2"> ».</text:span></text:p>
      <text:p text:style-name="P9"/>
      <text:list xml:id="list224426556" text:style-name="L11">
        <text:list-item>
          <text:p text:style-name="P41">gcc / g++ :</text:p>
        </text:list-item>
      </text:list>
      <text:p text:style-name="P19"><text:span text:style-name="T2"><text:tab/>Commandes spécifiques à la programmation en C /C++ qui permettent de compiler des fichiers. Syntaxe : « </text:span><text:span text:style-name="T17">gcc -o executable_a_creer fichier_source.c </text:span><text:span text:style-name="T2">» pour un fichier C et « </text:span><text:span text:style-name="T17">g++ -o executable_a_creer fichier_source.cpp</text:span><text:span text:style-name="T2"> » pour un fichier C++.</text:span></text:p>
      <text:p text:style-name="P9"/>
      <text:list xml:id="list779305158" text:style-name="L12">
        <text:list-item>
          <text:p text:style-name="P42">scons :</text:p>
        </text:list-item>
      </text:list>
      <text:p text:style-name="P19"><text:span text:style-name="T2"><text:tab/>Commande spécifique au club robot (enfin aux gros projets C++ qui utilisent cet outil). Elle permet de compiler les fichiers déclarés dans les fichiers « Sconstruct ». Pour tout compiler : « </text:span><text:span text:style-name="T17">scons -j2 </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k </meta:initial-creator>
    <meta:creation-date>2011-09-07T14:45:34</meta:creation-date>
    <dc:date>2012-10-07T20:42:56</dc:date>
    <dc:creator>Jerk </dc:creator>
    <meta:editing-duration>PT8H7M43S</meta:editing-duration>
    <meta:editing-cycles>77</meta:editing-cycles>
    <meta:generator>LibreOffice/3.5$Linux_x86 LibreOffice_project/350m1$Build-2</meta:generator>
    <meta:document-statistic meta:table-count="7" meta:image-count="0" meta:object-count="0" meta:page-count="5" meta:paragraph-count="109" meta:word-count="2025" meta:character-count="11876" meta:non-whitespace-character-count="9864"/>
  </office:meta>
</office:document-meta>
</file>